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0f7a13" officeooo:paragraph-rsid="000f7a13"/>
    </style:style>
    <style:style style:name="P2" style:family="paragraph" style:parent-style-name="Standard">
      <style:text-properties style:font-name="Lato" officeooo:rsid="000f7a13" officeooo:paragraph-rsid="000f7a13"/>
    </style:style>
    <style:style style:name="P3" style:family="paragraph" style:parent-style-name="Standard">
      <style:text-properties style:font-name="Lato" officeooo:rsid="000f7a13" officeooo:paragraph-rsid="0011ab36"/>
    </style:style>
    <style:style style:name="P4" style:family="paragraph" style:parent-style-name="Standard">
      <style:text-properties style:font-name="Lato" officeooo:rsid="000f7a13" officeooo:paragraph-rsid="00148738"/>
    </style:style>
    <style:style style:name="P5" style:family="paragraph" style:parent-style-name="Standard">
      <style:text-properties style:font-name="Lato" officeooo:rsid="000f7a13" officeooo:paragraph-rsid="001769d6"/>
    </style:style>
    <style:style style:name="P6" style:family="paragraph" style:parent-style-name="Standard">
      <style:text-properties fo:color="#000000" loext:opacity="100%" style:font-name="Lato" officeooo:rsid="000f7a13" officeooo:paragraph-rsid="000f7a13"/>
    </style:style>
    <style:style style:name="P7" style:family="paragraph" style:parent-style-name="Standard">
      <style:text-properties fo:color="#000000" loext:opacity="100%" style:font-name="Lato" officeooo:rsid="000f7a13" officeooo:paragraph-rsid="0011ab36"/>
    </style:style>
    <style:style style:name="P8" style:family="paragraph" style:parent-style-name="Standard">
      <style:text-properties fo:color="#000000" loext:opacity="100%" style:font-name="Lato" officeooo:rsid="000f7a13" officeooo:paragraph-rsid="00148738"/>
    </style:style>
    <style:style style:name="P9" style:family="paragraph" style:parent-style-name="Standard">
      <style:text-properties fo:color="#000000" loext:opacity="100%" style:font-name="Lato" officeooo:rsid="000f7a13" officeooo:paragraph-rsid="001769d6"/>
    </style:style>
    <style:style style:name="P10" style:family="paragraph" style:parent-style-name="Standard">
      <style:text-properties fo:color="#000000" loext:opacity="100%" style:font-name="Lato" officeooo:rsid="001378b6" officeooo:paragraph-rsid="001378b6"/>
    </style:style>
    <style:style style:name="P11" style:family="paragraph" style:parent-style-name="Standard" style:list-style-name="L1">
      <style:text-properties fo:color="#000000" loext:opacity="100%" style:font-name="Lato" officeooo:rsid="000f7a13" officeooo:paragraph-rsid="000f7a13"/>
    </style:style>
    <style:style style:name="P12" style:family="paragraph" style:parent-style-name="Standard" style:list-style-name="L1">
      <style:text-properties fo:color="#000000" loext:opacity="100%" style:font-name="Lato" officeooo:rsid="00115185" officeooo:paragraph-rsid="00115185"/>
    </style:style>
    <style:style style:name="P13" style:family="paragraph" style:parent-style-name="Standard" style:list-style-name="L1">
      <style:text-properties fo:color="#000000" loext:opacity="100%" style:font-name="Lato" officeooo:rsid="0018fad3" officeooo:paragraph-rsid="0018fad3"/>
    </style:style>
    <style:style style:name="P14" style:family="paragraph" style:parent-style-name="Standard" style:list-style-name="L2">
      <style:text-properties fo:color="#000000" loext:opacity="100%" style:font-name="Lato" officeooo:rsid="001378b6" officeooo:paragraph-rsid="001378b6"/>
    </style:style>
    <style:style style:name="P15" style:family="paragraph" style:parent-style-name="Standard" style:list-style-name="L3">
      <style:text-properties fo:color="#000000" loext:opacity="100%" style:font-name="Lato" officeooo:rsid="001378b6" officeooo:paragraph-rsid="001378b6"/>
    </style:style>
    <style:style style:name="P16" style:family="paragraph" style:parent-style-name="Standard" style:list-style-name="L1">
      <style:text-properties fo:color="#000000" loext:opacity="100%" style:font-name="Lato" officeooo:rsid="001378b6" officeooo:paragraph-rsid="001c7cf5"/>
    </style:style>
    <style:style style:name="P17" style:family="paragraph" style:parent-style-name="Standard" style:list-style-name="L1">
      <style:text-properties fo:color="#000000" loext:opacity="100%" style:font-name="Lato" officeooo:rsid="001378b6" officeooo:paragraph-rsid="00241834"/>
    </style:style>
    <style:style style:name="P18" style:family="paragraph" style:parent-style-name="Standard" style:list-style-name="L5">
      <style:text-properties fo:color="#000000" loext:opacity="100%" style:font-name="Lato" officeooo:rsid="001378b6" officeooo:paragraph-rsid="00241834"/>
    </style:style>
    <style:style style:name="P19" style:family="paragraph" style:parent-style-name="Standard" style:list-style-name="L2">
      <style:text-properties fo:color="#000000" loext:opacity="100%" style:font-name="Lato" officeooo:rsid="001c7cf5" officeooo:paragraph-rsid="001c7cf5"/>
    </style:style>
    <style:style style:name="P20" style:family="paragraph" style:parent-style-name="Standard" style:list-style-name="L4">
      <style:text-properties fo:color="#000000" loext:opacity="100%" style:font-name="Lato" officeooo:rsid="001c7cf5" officeooo:paragraph-rsid="001c7cf5"/>
    </style:style>
    <style:style style:name="P21" style:family="paragraph" style:parent-style-name="Standard" style:list-style-name="L2">
      <style:text-properties fo:color="#000000" loext:opacity="100%" style:font-name="Lato" officeooo:rsid="001adc25" officeooo:paragraph-rsid="001adc25"/>
    </style:style>
    <style:style style:name="P22" style:family="paragraph" style:parent-style-name="Standard" style:list-style-name="L2">
      <style:text-properties fo:color="#000000" loext:opacity="100%" style:font-name="Lato" officeooo:rsid="001f0041" officeooo:paragraph-rsid="001f0041"/>
    </style:style>
    <style:style style:name="P23" style:family="paragraph" style:parent-style-name="Standard" style:list-style-name="L2">
      <style:text-properties fo:color="#000000" loext:opacity="100%" style:font-name="Lato" officeooo:rsid="0021967c" officeooo:paragraph-rsid="0021967c"/>
    </style:style>
    <style:style style:name="P24" style:family="paragraph" style:parent-style-name="Standard" style:list-style-name="L3">
      <style:text-properties fo:color="#000000" loext:opacity="100%" style:font-name="Lato" officeooo:rsid="00148738" officeooo:paragraph-rsid="00148738"/>
    </style:style>
    <style:style style:name="P25" style:family="paragraph" style:parent-style-name="Standard" style:list-style-name="L1">
      <style:text-properties fo:color="#000000" loext:opacity="100%" style:font-name="Lato" officeooo:rsid="00148738" officeooo:paragraph-rsid="00148738"/>
    </style:style>
    <style:style style:name="P26" style:family="paragraph" style:parent-style-name="Standard" style:list-style-name="L1">
      <style:text-properties fo:color="#000000" loext:opacity="100%" style:font-name="Lato" officeooo:rsid="00148738" officeooo:paragraph-rsid="001769d6"/>
    </style:style>
    <style:style style:name="P27" style:family="paragraph" style:parent-style-name="Standard" style:list-style-name="L5">
      <style:text-properties fo:color="#000000" loext:opacity="100%" style:font-name="Lato" officeooo:rsid="00148738" officeooo:paragraph-rsid="00241834"/>
    </style:style>
    <style:style style:name="P28" style:family="paragraph" style:parent-style-name="Standard" style:list-style-name="L3">
      <style:text-properties fo:color="#000000" loext:opacity="100%" style:font-name="Lato" officeooo:rsid="001757dc" officeooo:paragraph-rsid="001757dc"/>
    </style:style>
    <style:style style:name="P29" style:family="paragraph" style:parent-style-name="Standard" style:list-style-name="L5">
      <style:text-properties fo:color="#000000" loext:opacity="100%" style:font-name="Lato" officeooo:rsid="001757dc" officeooo:paragraph-rsid="00241834"/>
    </style:style>
    <style:style style:name="P30" style:family="paragraph" style:parent-style-name="Standard" style:list-style-name="L1">
      <style:text-properties fo:color="#000000" loext:opacity="100%" style:font-name="Lato" officeooo:rsid="001769d6" officeooo:paragraph-rsid="001769d6"/>
    </style:style>
    <style:style style:name="P31" style:family="paragraph" style:parent-style-name="Standard" style:list-style-name="L5">
      <style:text-properties fo:color="#000000" loext:opacity="100%" style:font-name="Lato" officeooo:rsid="00241834" officeooo:paragraph-rsid="00241834"/>
    </style:style>
    <style:style style:name="P32" style:family="paragraph" style:parent-style-name="Standard" style:list-style-name="L8">
      <style:text-properties fo:color="#000000" loext:opacity="100%" style:font-name="Lato" officeooo:rsid="00241834" officeooo:paragraph-rsid="00241834"/>
    </style:style>
    <style:style style:name="P33" style:family="paragraph" style:parent-style-name="Standard" style:list-style-name="L4">
      <style:text-properties officeooo:paragraph-rsid="001c7cf5"/>
    </style:style>
    <style:style style:name="T1" style:family="text">
      <style:text-properties fo:font-variant="normal" fo:text-transform="none" style:font-name="gg sans" fo:font-size="12pt" fo:letter-spacing="normal" fo:font-style="normal" fo:font-weight="normal"/>
    </style:style>
    <style:style style:name="T2" style:family="text">
      <style:text-properties fo:font-variant="normal" fo:text-transform="none" style:font-name="gg sans" fo:font-size="12pt" fo:letter-spacing="normal" fo:font-style="normal" fo:font-weight="normal" officeooo:rsid="001769d6"/>
    </style:style>
    <style:style style:name="T3" style:family="text">
      <style:text-properties officeooo:rsid="00115185"/>
    </style:style>
    <style:style style:name="T4" style:family="text">
      <style:text-properties officeooo:rsid="0011ab36"/>
    </style:style>
    <style:style style:name="T5" style:family="text">
      <style:text-properties officeooo:rsid="001378b6"/>
    </style:style>
    <style:style style:name="T6" style:family="text">
      <style:text-properties officeooo:rsid="00148738"/>
    </style:style>
    <style:style style:name="T7" style:family="text">
      <style:text-properties officeooo:rsid="0016448b"/>
    </style:style>
    <style:style style:name="T8" style:family="text">
      <style:text-properties officeooo:rsid="00171e94"/>
    </style:style>
    <style:style style:name="T9" style:family="text">
      <style:text-properties officeooo:rsid="001769d6"/>
    </style:style>
    <style:style style:name="T10" style:family="text">
      <style:text-properties officeooo:rsid="0018fad3"/>
    </style:style>
    <style:style style:name="T11" style:family="text">
      <style:text-properties officeooo:rsid="001adc25"/>
    </style:style>
    <style:style style:name="T12" style:family="text">
      <style:text-properties fo:color="#000000" loext:opacity="100%" style:font-name="Lato" officeooo:rsid="001378b6"/>
    </style:style>
    <style:style style:name="T13" style:family="text">
      <style:text-properties fo:color="#000000" loext:opacity="100%" style:font-name="Lato" officeooo:rsid="00148738"/>
    </style:style>
    <style:style style:name="T14" style:family="text">
      <style:text-properties fo:color="#000000" loext:opacity="100%" style:font-name="Lato" officeooo:rsid="001c7cf5"/>
    </style:style>
    <style:style style:name="T15" style:family="text">
      <style:text-properties officeooo:rsid="001c7cf5"/>
    </style:style>
    <style:style style:name="T16" style:family="text">
      <style:text-properties officeooo:rsid="0020a61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pit:</text:p>
      <text:p text:style-name="P6"><text:span text:style-name="T1">Scope of work:</text:span> </text:p>
      <text:list xml:id="list3693278994" text:style-name="L1">
        <text:list-item>
          <text:p text:style-name="P11"><text:span text:style-name="T3">P</text:span>reparation and implementation of <text:span text:style-name="T3">governing website</text:span> for submitting financial documents <text:span text:style-name="T3">for current taxation year and maintaining correction</text:span><text:span text:style-name="T4">s</text:span><text:span text:style-name="T3"> of documents from previous years</text:span></text:p>
        </text:list-item>
        <text:list-item>
          <text:p text:style-name="P12">Integrating new <text:span text:style-name="T7">document </text:span><text:span text:style-name="T11">xml </text:span>schemas with validation of submitting documents with large amount of user-provided data</text:p>
        </text:list-item>
        <text:list-item>
          <text:p text:style-name="P12"><text:span text:style-name="T15">W</text:span><text:span text:style-name="T10">orking </text:span>with the documentation of the extensive <text:span text:style-name="T10">and custom</text:span> rules engine <text:span text:style-name="T10">that powers the forms </text:span><text:span text:style-name="T15">for</text:span><text:span text:style-name="T10"> edit </text:span><text:span text:style-name="T15">of </text:span><text:span text:style-name="T10">financial documents, solving problems and implementaing new features related with it</text:span></text:p>
        </text:list-item>
        <text:list-item>
          <text:p text:style-name="P13"><text:span text:style-name="T15">I</text:span>mplementation of html form dokument templates and supplying them with data taken from generated xml files <text:span text:style-name="T11">with use of Dotnet enviroment and HandlebarsDotnet</text:span></text:p>
        </text:list-item>
        <text:list-item>
          <text:p text:style-name="P12">Setting up new features <text:span text:style-name="T4">and developing application</text:span> with use of <text:s/>Vue <text:span text:style-name="T4">with Vuex</text:span> paired with dotnet enviroment </text:p>
        </text:list-item>
        <text:list-item>
          <text:p text:style-name="P17">List of technologies used:</text:p>
        </text:list-item>
      </text:list>
      <text:list xml:id="list2392089183" text:style-name="L5">
        <text:list-item>
          <text:p text:style-name="P31">Vue + Vuex</text:p>
        </text:list-item>
        <text:list-item>
          <text:p text:style-name="P31">Dotnet</text:p>
        </text:list-item>
      </text:list>
      <text:list xml:id="list85815764591439" text:continue-list="list3693278994" text:style-name="L1">
        <text:list-header>
          <text:p text:style-name="P12"/>
          <text:p text:style-name="P12"/>
        </text:list-header>
      </text:list>
      <text:p text:style-name="P3"><text:span text:style-name="T5">Frati</text:span>:</text:p>
      <text:p text:style-name="P7"><text:span text:style-name="T1">Scope of work:</text:span> </text:p>
      <text:list xml:id="list2351485239" text:style-name="L2">
        <text:list-item>
          <text:p text:style-name="P14">Designing and implementation of new system for managing educational institutions in the country </text:p>
        </text:list-item>
        <text:list-item>
          <text:p text:style-name="P14">Gradual replacement of old Java based project of jsf components with newly written React components</text:p>
        </text:list-item>
        <text:list-item>
          <text:p text:style-name="P14">Maintaining new code quality by writing tests in Cypress</text:p>
        </text:list-item>
        <text:list-item>
          <text:p text:style-name="P19">Integration of website with CI/CD pipelines with use of jenkins, docker and connecting them with written tests in cypress for every component</text:p>
        </text:list-item>
        <text:list-item>
          <text:p text:style-name="P14"><text:span text:style-name="T8">S</text:span>eparation of code logic and maintaining <text:span text:style-name="T8">it in</text:span> <text:span text:style-name="T8">external npm</text:span> library of components <text:span text:style-name="T8">used in different applications in area of one coherent websites ecosystem for managing in education sector</text:span></text:p>
        </text:list-item>
        <text:list-item>
          <text:p text:style-name="P21"><text:span text:style-name="T16">E</text:span>xamples of <text:span text:style-name="T16">few </text:span>created components:</text:p>
          <text:list>
            <text:list-item>
              <text:p text:style-name="P21">units-registry: registry for creating, editing and viewing educational units with configuration options panel for users with specific permissions</text:p>
            </text:list-item>
            <text:list-item>
              <text:p text:style-name="P21">user-registry: <text:s/>registry for <text:span text:style-name="T15">managers for creation, management functions and searching options of subordinate users</text:span></text:p>
            </text:list-item>
            <text:list-item>
              <text:p text:style-name="P22">data-export: component for chosing ranges and types of custom data export adjusted for different user roles and permissions</text:p>
            </text:list-item>
            <text:list-item>
              <text:p text:style-name="P23">settings: component with multiple option sections integrated with api for <text:s text:c="2"/>customization of application settings navigated by tree of setting sections</text:p>
            </text:list-item>
          </text:list>
        </text:list-item>
        <text:list-item>
          <text:p text:style-name="P14">List of technologies used:</text:p>
        </text:list-item>
      </text:list>
      <text:list xml:id="list2574380097" text:style-name="L3">
        <text:list-item>
          <text:p text:style-name="P15">React <text:span text:style-name="T6">with class components + Typescript</text:span></text:p>
        </text:list-item>
        <text:list-item>
          <text:p text:style-name="P15">Node.js</text:p>
        </text:list-item>
        <text:list-item>
          <text:p text:style-name="P15">Cypresss</text:p>
        </text:list-item>
        <text:list-item>
          <text:p text:style-name="P24">Docker</text:p>
        </text:list-item>
        <text:list-item>
          <text:p text:style-name="P28">Jenkins</text:p>
        </text:list-item>
        <text:list-item>
          <text:p text:style-name="P15">Java, jsf</text:p>
        </text:list-item>
      </text:list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list xml:id="list85817058895810" text:continue-numbering="true" text:style-name="L3">
        <text:list-header>
          <text:p text:style-name="P15"/>
        </text:list-header>
      </text:list>
      <text:p text:style-name="P4"><text:span text:style-name="T6">Axelote</text:span>:</text:p>
      <text:p text:style-name="P8"><text:span text:style-name="T1">Scope of work:</text:span> </text:p>
      <text:list xml:id="list85815459644399" text:continue-list="list85815764591439" text:style-name="L1">
        <text:list-item>
          <text:p text:style-name="P25">Developing landing page with documentation for new technology allowing to create sql queries on the frontend side</text:p>
        </text:list-item>
        <text:list-item>
          <text:p text:style-name="P25">Technology used: Functional React paired with Typescript</text:p>
        </text:list-item>
        <text:list-item>
          <text:p text:style-name="P25">Testing Axelote architecture by creating fullstack implementation with use of PostgreSQL, Java Spring, docker and React</text:p>
        </text:list-item>
        <text:list-item>
          <text:p text:style-name="P16">List of technologies used:</text:p>
        </text:list-item>
      </text:list>
      <text:list xml:id="list4158070894" text:style-name="L4">
        <text:list-item>
          <text:p text:style-name="P33"><text:span text:style-name="T14">Functional </text:span><text:span text:style-name="T12">React </text:span><text:span text:style-name="T13">+ Typescript</text:span></text:p>
        </text:list-item>
        <text:list-item>
          <text:p text:style-name="P20">Java, Java Spring</text:p>
        </text:list-item>
        <text:list-item>
          <text:p text:style-name="P20">Docker</text:p>
        </text:list-item>
        <text:list-item>
          <text:p text:style-name="P20">PostgreSQL</text:p>
        </text:list-item>
      </text:list>
      <text:list xml:id="list85816084315094" text:continue-list="list85815459644399" text:style-name="L1">
        <text:list-header>
          <text:p text:style-name="P25"/>
        </text:list-header>
      </text:list>
      <text:p text:style-name="P5"><text:span text:style-name="T9">Chroma</text:span>:</text:p>
      <text:p text:style-name="P9"><text:span text:style-name="T1">Scope of work:</text:span> </text:p>
      <text:list xml:id="list85815525253180" text:continue-numbering="true" text:style-name="L1">
        <text:list-item>
          <text:p text:style-name="P26"><text:span text:style-name="T2">Development</text:span><text:span text:style-name="T1"> of e-commerce</text:span> <text:span text:style-name="T9">website for printing shop</text:span></text:p>
        </text:list-item>
        <text:list-item>
          <text:p text:style-name="P30">Implementation of website from designs, handling payments, <text:span text:style-name="T10">creation of complex component for wide range of possible configurations of the purchasing product</text:span></text:p>
        </text:list-item>
        <text:list-item>
          <text:p text:style-name="P26">Technology used: <text:span text:style-name="T9">React and Redux with Redux-Connect</text:span></text:p>
        </text:list-item>
        <text:list-item>
          <text:p text:style-name="P17">List of technologies used:</text:p>
        </text:list-item>
      </text:list>
      <text:list xml:id="list2758801459" text:style-name="L8">
        <text:list-item>
          <text:p text:style-name="P32">React</text:p>
        </text:list-item>
        <text:list-item>
          <text:p text:style-name="P32">Redux + Redux Connect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9T11:55:58.791000000</meta:creation-date>
    <meta:generator>LibreOffice/7.2.5.2$Windows_X86_64 LibreOffice_project/499f9727c189e6ef3471021d6132d4c694f357e5</meta:generator>
    <dc:date>2023-04-21T08:58:15.070000000</dc:date>
    <meta:editing-duration>PT31M52S</meta:editing-duration>
    <meta:editing-cycles>8</meta:editing-cycles>
    <meta:document-statistic meta:table-count="0" meta:image-count="0" meta:object-count="0" meta:page-count="2" meta:paragraph-count="50" meta:word-count="449" meta:character-count="2866" meta:non-whitespace-character-count="2496"/>
  </office:meta>
</office:document-meta>
</file>